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vertical-align="top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fill-color="#ff3366" draw:opacity="50%" draw:textarea-vertical-align="middle" draw:shadow-opacity="50%"/>
    </style:style>
    <style:style style:name="gr4" style:family="graphic" style:parent-style-name="standard">
      <style:graphic-properties draw:fill-color="#800080" draw:opacity="20%" draw:textarea-vertical-align="middle" draw:shadow-opacity="20%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opacity="75%" draw:textarea-vertical-align="middle" draw:shadow-opacity="75%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-dash="Ultrafine_20_Dashed" draw:fill="none" draw:textarea-vertical-align="middle"/>
    </style:style>
    <style:style style:name="gr9" style:family="graphic" style:parent-style-name="objectwithoutfill">
      <style:graphic-properties draw:stroke-dash="Fine_20_Dashed" svg:stroke-width="0cm" draw:marker-start-width="0cm" draw:marker-end-width="0cm" draw:fill="none" draw:textarea-vertical-align="middle" fo:padding-top="0.024cm" fo:padding-bottom="0.024cm" fo:padding-left="0.149cm" fo:padding-right="0.1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3366" draw:opacity="15%" draw:textarea-horizontal-align="left" draw:auto-grow-height="true" draw:auto-grow-width="true" fo:min-height="0cm" fo:min-width="0cm" draw:shadow-opacity="15%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StarSymbol" style:font-style-name="Regular" style:font-charset="x-symbol" fo:font-size="8pt" style:font-family-asian="StarBats" style:font-style-name-asian="Regular" style:font-charset-asian="x-symbol" style:font-size-asian="8pt" style:font-family-complex="StarBats" style:font-style-name-complex="Regular" style:font-charset-complex="x-symbo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15.262cm" svg:height="6.304cm" svg:x="7.26cm" svg:y="2.04cm">
          <text:p text:style-name="P1">Nodejs User Application</text:p>
        </draw:rect>
        <draw:rect draw:style-name="gr2" draw:text-style-name="P2" draw:layer="layout" svg:width="9.883cm" svg:height="2.472cm" svg:x="12.639cm" svg:y="5.872cm">
          <text:p text:style-name="P1"><text:span text:style-name="T1">Remote Device Driver</text:span></text:p>
        </draw:rect>
        <draw:rect draw:style-name="gr3" draw:text-style-name="P2" draw:layer="layout" svg:width="7.578cm" svg:height="1.081cm" svg:x="15.038cm" svg:y="16.04cm">
          <text:p text:style-name="P2"><text:span text:style-name="T1">DeviceTable</text:span></text:p>
        </draw:rect>
        <draw:rect draw:style-name="gr3" draw:text-style-name="P3" draw:layer="layout" svg:width="2.176cm" svg:height="1.016cm" svg:x="15.062cm" svg:y="17.883cm">
          <text:p text:style-name="P3"><text:span text:style-name="T2">DDHello</text:span></text:p>
        </draw:rect>
        <draw:rect draw:style-name="gr4" draw:text-style-name="P2" draw:layer="layout" svg:width="7.578cm" svg:height="1.524cm" svg:x="15.038cm" svg:y="14.52cm">
          <text:p text:style-name="P2"><text:span text:style-name="T1">DeviceFirmata</text:span></text:p>
        </draw:rect>
        <draw:rect draw:style-name="gr5" draw:text-style-name="P2" xml:id="id1" draw:id="id1" draw:layer="layout" svg:width="18.298cm" svg:height="1.778cm" svg:x="4.318cm" svg:y="12.744cm">
          <text:p text:style-name="P2"><text:span text:style-name="T1">Configurable Firmata</text:span></text:p>
        </draw:rect>
        <draw:rect draw:style-name="gr5" draw:text-style-name="P4" draw:layer="layout" svg:width="3.475cm" svg:height="1.488cm" svg:x="7.96cm" svg:y="14.522cm">
          <text:p text:style-name="P4"><text:span text:style-name="T3">Digital Output Firmata</text:span></text:p>
        </draw:rect>
        <draw:rect draw:style-name="gr3" draw:text-style-name="P4" draw:layer="layout" svg:width="2.178cm" svg:height="0.762cm" svg:x="15.06cm" svg:y="17.121cm">
          <text:p text:style-name="P1"><text:span text:style-name="T3">DeviceDriver</text:span></text:p>
        </draw:rect>
        <draw:rect draw:style-name="gr3" draw:text-style-name="P3" draw:layer="layout" svg:width="2.175cm" svg:height="1.016cm" svg:x="17.75cm" svg:y="17.883cm">
          <text:p text:style-name="P3"><text:span text:style-name="T2">DDMCP9808</text:span></text:p>
        </draw:rect>
        <draw:rect draw:style-name="gr3" draw:text-style-name="P4" draw:layer="layout" svg:width="2.178cm" svg:height="0.762cm" svg:x="17.747cm" svg:y="17.121cm">
          <text:p text:style-name="P1"><text:span text:style-name="T3">DeviceDriver</text:span></text:p>
        </draw:rect>
        <draw:rect draw:style-name="gr3" draw:text-style-name="P3" draw:layer="layout" svg:width="2.176cm" svg:height="1.016cm" svg:x="20.421cm" svg:y="17.883cm">
          <text:p text:style-name="P3"><text:span text:style-name="T2">DDMeta</text:span></text:p>
        </draw:rect>
        <draw:rect draw:style-name="gr3" draw:text-style-name="P4" draw:layer="layout" svg:width="2.178cm" svg:height="0.762cm" svg:x="20.419cm" svg:y="17.121cm">
          <text:p text:style-name="P1"><text:span text:style-name="T3">DeviceDriver</text:span></text:p>
        </draw:rect>
        <draw:rect draw:style-name="gr5" draw:text-style-name="P4" draw:layer="layout" svg:width="2.016cm" svg:height="1.488cm" svg:x="12.202cm" svg:y="14.522cm">
          <text:p text:style-name="P4"><text:span text:style-name="T4"></text:span></text:p>
        </draw:rect>
        <draw:rect draw:style-name="gr5" draw:text-style-name="P2" xml:id="id2" draw:id="id2" draw:layer="layout" svg:width="18.194cm" svg:height="1.778cm" svg:x="4.328cm" svg:y="8.344cm">
          <text:p text:style-name="P2"><text:span text:style-name="T1">Firmata JS</text:span></text:p>
        </draw:rect>
        <draw:rect draw:style-name="gr6" draw:text-style-name="P2" draw:layer="layout" svg:width="6.626cm" svg:height="1.778cm" svg:x="15.896cm" svg:y="7.12cm">
          <text:p text:style-name="P1"><text:span text:style-name="T1">Sysex Device Response Hook</text:span></text:p>
        </draw:rect>
        <draw:rect draw:style-name="gr7" draw:text-style-name="P4" draw:layer="layout" svg:width="2.739cm" svg:height="0.762cm" svg:x="12.639cm" svg:y="5.11cm">
          <text:p text:style-name="P1"><text:span text:style-name="T3">DeviceAPI</text:span></text:p>
        </draw:rect>
        <draw:rect draw:style-name="gr7" draw:text-style-name="P2" draw:layer="layout" svg:width="2.736cm" svg:height="1.016cm" svg:x="12.642cm" svg:y="4.072cm">
          <text:p text:style-name="P1"><text:span text:style-name="T1">HelloAPI</text:span></text:p>
        </draw:rect>
        <draw:rect draw:style-name="gr7" draw:text-style-name="P4" draw:layer="layout" svg:width="2.742cm" svg:height="0.762cm" svg:x="16.404cm" svg:y="5.11cm">
          <text:p text:style-name="P1"><text:span text:style-name="T3">DeviceAPI</text:span></text:p>
        </draw:rect>
        <draw:rect draw:style-name="gr7" draw:text-style-name="P2" draw:layer="layout" svg:width="2.739cm" svg:height="1.016cm" svg:x="16.407cm" svg:y="4.072cm">
          <text:p text:style-name="P1"><text:span text:style-name="T1">MCP9808API</text:span></text:p>
        </draw:rect>
        <draw:rect draw:style-name="gr7" draw:text-style-name="P4" draw:layer="layout" svg:width="2.739cm" svg:height="0.762cm" svg:x="19.783cm" svg:y="5.11cm">
          <text:p text:style-name="P1"><text:span text:style-name="T3">DeviceAPI</text:span></text:p>
        </draw:rect>
        <draw:rect draw:style-name="gr7" draw:text-style-name="P2" draw:layer="layout" svg:width="2.736cm" svg:height="1.016cm" svg:x="19.786cm" svg:y="4.072cm">
          <text:p text:style-name="P1"><text:span text:style-name="T1">MetaAPI</text:span></text:p>
        </draw:rect>
        <draw:connector draw:style-name="gr8" draw:text-style-name="P1" draw:layer="layout" draw:type="curve" svg:x1="13.467cm" svg:y1="12.744cm" svg:x2="13.425cm" svg:y2="10.122cm" draw:start-shape="id1" draw:start-glue-point="0" draw:end-shape="id2" svg:d="M13467 12744c0-1966-42-656-42-2622">
          <text:p/>
        </draw:connector>
        <draw:rect draw:style-name="gr5" draw:text-style-name="P4" draw:layer="layout" svg:width="3.518cm" svg:height="1.488cm" svg:x="4.318cm" svg:y="14.522cm">
          <text:p text:style-name="P4"><text:span text:style-name="T3">Digital Input Firmata</text:span></text:p>
        </draw:rect>
        <draw:line draw:style-name="gr9" draw:text-style-name="P1" draw:layer="layout" svg:x1="2.54cm" svg:y1="11.43cm" svg:x2="25.908cm" svg:y2="11.43cm">
          <text:p/>
        </draw:line>
        <draw:frame draw:style-name="gr10" draw:text-style-name="P5" draw:layer="layout" svg:width="1.586cm" svg:height="0.725cm" svg:x="1.27cm" svg:y="10.26cm">
          <draw:text-box>
            <text:p text:style-name="P5"><text:span text:style-name="T1">Client</text:span></text:p>
          </draw:text-box>
        </draw:frame>
        <draw:frame draw:style-name="gr10" draw:text-style-name="P5" draw:layer="layout" svg:width="1.374cm" svg:height="0.725cm" svg:x="1.271cm" svg:y="11.661cm">
          <draw:text-box>
            <text:p text:style-name="P5"><text:span text:style-name="T1">Host</text:span></text:p>
          </draw:text-box>
        </draw:frame>
        <draw:frame draw:style-name="gr10" draw:text-style-name="P5" draw:layer="layout" svg:width="1.802cm" svg:height="0.725cm" svg:x="23.07cm" svg:y="6.561cm">
          <draw:text-box>
            <text:p text:style-name="P5"><text:span text:style-name="T1">LuniJS</text:span></text:p>
          </draw:text-box>
        </draw:frame>
        <draw:frame draw:style-name="gr10" draw:text-style-name="P5" draw:layer="layout" svg:width="4.469cm" svg:height="1.199cm" svg:x="23.07cm" svg:y="14.062cm">
          <draw:text-box>
            <text:p text:style-name="P5"><text:span text:style-name="T1">Pull Request for</text:span></text:p>
            <text:p text:style-name="P5"><text:span text:style-name="T1">Configurable Firmata</text:span></text:p>
          </draw:text-box>
        </draw:frame>
        <draw:frame draw:style-name="gr10" draw:text-style-name="P5" draw:layer="layout" svg:width="2.89cm" svg:height="0.725cm" svg:x="23.071cm" svg:y="16.963cm">
          <draw:text-box>
            <text:p text:style-name="P5"><text:span text:style-name="T1">Arduino Luni</text:span></text:p>
          </draw:text-box>
        </draw:frame>
        <draw:frame draw:style-name="gr11" draw:text-style-name="P5" draw:layer="layout" svg:width="4.892cm" svg:height="2.147cm" svg:x="1.224cm" svg:y="1.504cm">
          <draw:text-box>
            <text:p><text:span text:style-name="T1">Architecture Overview</text:span></text:p>
            <text:p><text:span text:style-name="T1">Luni Library for Arduino</text:span></text:p>
            <text:p><text:span text:style-name="T1">V 0.8 <text:s/>June 2016 <text:s/></text:span></text:p>
            <text:p><text:span text:style-name="T1">Doug Johnso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width="0.203cm" svg:stroke-color="#000000" draw:marker-start-width="0.508cm" draw:marker-end-width="0.508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6-06-06T22:00:01.46</meta:creation-date>
    <meta:editing-duration>PT20M51S</meta:editing-duration>
    <meta:editing-cycles>4</meta:editing-cycles>
    <dc:date>2016-06-06T23:24:47.29</dc:date>
    <dc:creator>Doug Johnson</dc:creator>
    <meta:generator>OpenOffice/4.1.1$Win32 OpenOffice.org_project/411m6$Build-9775</meta:generator>
    <meta:document-statistic meta:object-count="53"/>
  </office:meta>
</office:document-meta>
</file>